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dating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3" calcext:value-type="float">
            <text:p>3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g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rn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ty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ty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bi1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string" calcext:value-type="string">
            <text:p>bi2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g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ie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ty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ty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3" calcext:value-type="float">
            <text:p>3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g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f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?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ga1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ga2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goe</text:p>
          </table:table-cell>
          <table:table-cell office:value-type="float" office:value="3" calcext:value-type="float">
            <text:p>3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a</text:p>
          </table:table-cell>
          <table:table-cell office:value-type="float" office:value="3" calcext:value-type="float">
            <text:p>3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o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e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ty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hey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ty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hx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kc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lue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2717" calcext:value-type="float">
            <text:p>2717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ty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ty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ty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nie 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ty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ty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ty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reh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1</text:p>
          </table:table-cell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a2</text:p>
          </table:table-cell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a3</text:p>
          </table:table-cell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?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g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sz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ty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3" calcext:value-type="float">
            <text:p>3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g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float" office:value="-130" calcext:value-type="float">
            <text:p>-130</text:p>
          </table:table-cell>
          <table:table-cell office:value-type="string" calcext:value-type="string">
            <text:p>g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" calcext:value-type="float">
            <text:p>1</text:p>
          </table:table-cell>
          <table:table-cell office:value-type="float" office:value="-400" calcext:value-type="float">
            <text:p>-400</text:p>
          </table:table-cell>
          <table:table-cell office:value-type="string" calcext:value-type="string">
            <text:p>g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3" calcext:value-type="float">
            <text:p>3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g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wd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wl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ty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wn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woe</text:p>
          </table:table-cell>
          <table:table-cell office:value-type="float" office:value="1" calcext:value-type="float">
            <text:p>1</text:p>
          </table:table-cell>
          <table:table-cell office:value-type="float" office:value="-300" calcext:value-type="float">
            <text:p>-3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ol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wst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ty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g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0:09:35.726148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2:31:20.427752867</meta:creation-date>
    <dc:date>2020-09-05T10:43:25.751176093</dc:date>
    <meta:editing-duration>PT37M2S</meta:editing-duration>
    <meta:editing-cycles>6</meta:editing-cycles>
    <meta:generator>LibreOffice/6.0.7.3$Linux_X86_64 LibreOffice_project/00m0$Build-3</meta:generator>
    <meta:document-statistic meta:table-count="1" meta:cell-count="640" meta:object-count="0"/>
  </office:meta>
</office:document-meta>
</file>